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Funcionais" style:family="table">
      <style:table-properties style:width="17cm" table:align="margins"/>
    </style:style>
    <style:style style:name="ReqFuncionais.A" style:family="table-column">
      <style:table-column-properties style:column-width="2.312cm" style:rel-column-width="8914*"/>
    </style:style>
    <style:style style:name="ReqFuncionais.B" style:family="table-column">
      <style:table-column-properties style:column-width="14.688cm" style:rel-column-width="56621*"/>
    </style:style>
    <style:style style:name="Req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Funcionais.B1" style:family="table-cell">
      <style:table-cell-properties fo:padding="0.097cm" fo:border="0.05pt solid #000000"/>
    </style:style>
    <style:style style:name="ReqFuncionais.A2" style:family="table-cell">
      <style:table-cell-properties fo:padding="0.097cm" fo:border-left="0.05pt solid #000000" fo:border-right="none" fo:border-top="none" fo:border-bottom="0.05pt solid #000000"/>
    </style:style>
    <style:style style:name="Req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2.094cm" style:rel-column-width="8071*"/>
    </style:style>
    <style:style style:name="Tabela1.C" style:family="table-column">
      <style:table-column-properties style:column-width="12.502cm" style:rel-column-width="4819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312cm" style:rel-column-width="8914*"/>
    </style:style>
    <style:style style:name="Tabela2.B" style:family="table-column">
      <style:table-column-properties style:column-width="14.688cm" style:rel-column-width="5662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c176d" officeooo:paragraph-rsid="001c176d" style:font-name-complex="Arial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c176d" officeooo:paragraph-rsid="003a8740" style:font-name-complex="Arial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c176d" officeooo:paragraph-rsid="0057401d" style:font-name-complex="Arial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c176d" officeooo:paragraph-rsid="005a0622" style:font-name-complex="Arial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officeooo:rsid="001c176d" officeooo:paragraph-rsid="001c176d" style:font-name-complex="Arial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f04cf" officeooo:paragraph-rsid="001f04cf" style:font-name-complex="Arial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rsid="002039b6" officeooo:paragraph-rsid="002039b6" style:font-name-complex="Arial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2039b6" officeooo:paragraph-rsid="00815df9" style:font-name-complex="Arial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039b6" officeooo:paragraph-rsid="002039b6" style:font-name-complex="Arial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b264f" officeooo:paragraph-rsid="003b264f" style:font-name-complex="Arial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3ce052" officeooo:paragraph-rsid="003ce052" style:font-name-complex="Arial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3eb986" officeooo:paragraph-rsid="003eb986" style:font-name-complex="Ari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40b739" officeooo:paragraph-rsid="0040b739" style:font-name-complex="Ari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411000" officeooo:paragraph-rsid="00411000" style:font-name-complex="Arial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427013" officeooo:paragraph-rsid="00427013" style:font-name-complex="Arial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438eb7" officeooo:paragraph-rsid="00438eb7" style:font-name-complex="Arial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4699ba" officeooo:paragraph-rsid="004699ba" style:font-name-complex="Arial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480f2e" officeooo:paragraph-rsid="00480f2e" style:font-name-complex="Aria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49c1b3" officeooo:paragraph-rsid="0049c1b3" style:font-name-complex="Arial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49eec7" officeooo:paragraph-rsid="0049eec7" style:font-name-complex="Ari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4a79e4" officeooo:paragraph-rsid="004a79e4" style:font-name-complex="Arial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4c0857" officeooo:paragraph-rsid="004c0857" style:font-name-complex="Arial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4ea4cb" officeooo:paragraph-rsid="004ea4cb" style:font-name-complex="Arial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4f87c5" officeooo:paragraph-rsid="004f87c5" style:font-name-complex="Arial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4fdb9c" officeooo:paragraph-rsid="004fdb9c" style:font-name-complex="Arial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514873" officeooo:paragraph-rsid="00514873" style:font-name-complex="Arial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522929" officeooo:paragraph-rsid="00522929" style:font-name-complex="Arial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53ce86" officeooo:paragraph-rsid="0053ce86" style:font-name-complex="Arial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Arial" officeooo:rsid="005a0622" officeooo:paragraph-rsid="005a0622" style:font-name-complex="Arial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5b961c" officeooo:paragraph-rsid="005b961c" style:font-name-complex="Arial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5b961c" officeooo:paragraph-rsid="005cb616" style:font-name-complex="Arial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officeooo:rsid="005b961c" officeooo:paragraph-rsid="005b961c" style:font-name-complex="Arial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Arial" officeooo:rsid="005d2de4" officeooo:paragraph-rsid="005d2de4" style:font-name-complex="Arial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614d6d" officeooo:paragraph-rsid="00614d6d" style:font-name-complex="Arial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Arial" officeooo:rsid="00614d6d" officeooo:paragraph-rsid="00614d6d" style:font-name-complex="Arial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3a8740" style:font-weight-asian="bold" style:font-name-complex="Arial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57401d" style:font-weight-asian="bold" style:font-name-complex="Arial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officeooo:rsid="001c176d" officeooo:paragraph-rsid="003a8740" fo:background-color="transparent" style:font-name-complex="Arial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rsid="001c176d" officeooo:paragraph-rsid="00438eb7" fo:background-color="transparent" style:font-name-complex="Arial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c176d" officeooo:paragraph-rsid="00480f2e" fo:background-color="transparent" style:font-name-complex="Arial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3eb986" officeooo:paragraph-rsid="003eb986" fo:background-color="transparent" style:font-name-complex="Arial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438eb7" officeooo:paragraph-rsid="00438eb7" fo:background-color="transparent" style:font-name-complex="Arial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4699ba" officeooo:paragraph-rsid="004699ba" fo:background-color="transparent" style:font-name-complex="Arial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480f2e" officeooo:paragraph-rsid="00480f2e" fo:background-color="transparent" style:font-name-complex="Arial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" officeooo:rsid="0049c1b3" officeooo:paragraph-rsid="0049c1b3" fo:background-color="transparent" style:font-name-complex="Arial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" officeooo:rsid="0049eec7" officeooo:paragraph-rsid="0049eec7" fo:background-color="transparent" style:font-name-complex="Arial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officeooo:rsid="004a79e4" officeooo:paragraph-rsid="004a79e4" fo:background-color="transparent" style:font-name-complex="Arial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officeooo:rsid="004c0857" officeooo:paragraph-rsid="004c0857" fo:background-color="transparent" style:font-name-complex="Arial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officeooo:rsid="004c0857" officeooo:paragraph-rsid="00514873" fo:background-color="transparent" style:font-name-complex="Arial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officeooo:rsid="004ea4cb" officeooo:paragraph-rsid="004ea4cb" fo:background-color="transparent" style:font-name-complex="Arial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officeooo:rsid="004f87c5" officeooo:paragraph-rsid="004f87c5" fo:background-color="transparent" style:font-name-complex="Arial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Arial" officeooo:rsid="004fdb9c" officeooo:paragraph-rsid="004fdb9c" fo:background-color="transparent" style:font-name-complex="Arial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Arial" officeooo:rsid="00522929" officeooo:paragraph-rsid="00522929" fo:background-color="transparent" style:font-name-complex="Arial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Arial" officeooo:rsid="0053ce86" officeooo:paragraph-rsid="0053ce86" fo:background-color="transparent" style:font-name-complex="Arial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officeooo:paragraph-rsid="00427013"/>
    </style:style>
    <style:style style:name="P58" style:family="paragraph" style:parent-style-name="Standard">
      <style:paragraph-properties fo:text-align="start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59" style:family="paragraph" style:parent-style-name="Standard">
      <style:paragraph-properties fo:text-align="center" style:justify-single-word="false"/>
      <style:text-properties fo:text-transform="uppercase"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1b1093" officeooo:paragraph-rsid="001b1093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3a8740" officeooo:paragraph-rsid="003a8740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57401d" officeooo:paragraph-rsid="0057401d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a5833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paragraph-rsid="001a5833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text-transform="uppercase"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67" style:family="paragraph" style:parent-style-name="Standard">
      <style:paragraph-properties fo:text-align="start" style:justify-single-word="false"/>
      <style:text-properties fo:text-transform="uppercase" style:font-name="Arial" fo:font-weight="bold" officeooo:rsid="0097e6f5" officeooo:paragraph-rsid="0097e6f5" style:font-weight-asian="bold" style:font-name-complex="Arial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text-transform="uppercase" style:font-name="Arial" fo:font-weight="bold" officeooo:rsid="0057401d" officeooo:paragraph-rsid="0057401d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70" style:family="paragraph" style:parent-style-name="Standard">
      <style:text-properties officeooo:rsid="007932f3" officeooo:paragraph-rsid="0057401d"/>
    </style:style>
    <style:style style:name="P7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officeooo:paragraph-rsid="001a5833" style:font-weight-asian="bold" style:font-name-complex="Arial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rsid="00904ce6" officeooo:paragraph-rsid="00904ce6" style:font-name-complex="Arial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92ee50" officeooo:paragraph-rsid="0092ee50" style:font-name-complex="Arial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Arial" officeooo:rsid="0092ee50" officeooo:paragraph-rsid="0092ee50" style:font-name-complex="Arial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Arial" officeooo:rsid="009cd60b" officeooo:paragraph-rsid="009cd60b" style:font-name-complex="Arial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officeooo:rsid="009cd60b" officeooo:paragraph-rsid="009cd60b" style:font-name-complex="Arial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officeooo:rsid="009e46a2" officeooo:paragraph-rsid="009e46a2" style:font-name-complex="Arial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Arial" officeooo:rsid="009fe735" officeooo:paragraph-rsid="009fe735" style:font-name-complex="Arial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officeooo:rsid="001c176d" officeooo:paragraph-rsid="00438eb7" fo:background-color="transparent" style:font-name-complex="Arial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officeooo:rsid="00a741fe" officeooo:paragraph-rsid="00a741fe" fo:background-color="transparent" style:font-name-complex="Aria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fc1" style:font-weight-asian="normal" style:font-weight-complex="normal"/>
    </style:style>
    <style:style style:name="T3" style:family="text">
      <style:text-properties fo:font-weight="normal" officeooo:rsid="00861513" style:font-weight-asian="normal" style:font-weight-complex="normal"/>
    </style:style>
    <style:style style:name="T4" style:family="text">
      <style:text-properties fo:font-weight="normal" officeooo:rsid="00874867" style:font-weight-asian="normal" style:font-weight-complex="normal"/>
    </style:style>
    <style:style style:name="T5" style:family="text">
      <style:text-properties fo:font-weight="normal" officeooo:rsid="00094004" style:letter-kerning="true" style:font-name-asian="Droid Sans Fallback" style:language-asian="zh" style:country-asian="CN" style:font-weight-asian="normal" style:language-complex="hi" style:country-complex="IN" style:font-weight-complex="norm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weight-complex="bold"/>
    </style:style>
    <style:style style:name="T8" style:family="text">
      <style:text-properties style:font-name="Arial" fo:font-size="12pt" officeooo:rsid="0021da60" style:font-size-asian="12pt" style:font-name-complex="Arial" style:font-weight-complex="bold"/>
    </style:style>
    <style:style style:name="T9" style:family="text">
      <style:text-properties style:font-name="Arial" officeooo:rsid="0040b739" fo:background-color="transparent" loext:char-shading-value="0" style:font-name-complex="Arial" style:font-size-complex="12pt"/>
    </style:style>
    <style:style style:name="T10" style:family="text">
      <style:text-properties style:font-name="Arial" officeooo:rsid="00427013" fo:background-color="transparent" loext:char-shading-value="0" style:font-name-complex="Arial" style:font-size-complex="12pt"/>
    </style:style>
    <style:style style:name="T11" style:family="text">
      <style:text-properties fo:text-transform="uppercase" style:font-name="Arial" fo:font-size="12pt" fo:font-weight="bold" style:font-size-asian="12pt" style:font-weight-asian="bold" style:font-name-complex="Arial" style:font-size-complex="12pt" style:font-weight-complex="bold"/>
    </style:style>
    <style:style style:name="T12" style:family="text">
      <style:text-properties fo:text-transform="uppercase" style:font-name="Arial" fo:font-size="12pt" fo:font-weight="bold" officeooo:rsid="00865772" style:font-size-asian="12pt" style:font-weight-asian="bold" style:font-name-complex="Arial" style:font-size-complex="12pt" style:font-weight-complex="bold"/>
    </style:style>
    <style:style style:name="T13" style:family="text">
      <style:text-properties fo:text-transform="uppercase" officeooo:rsid="001b109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74867" style:font-weight-asian="bold" style:font-weight-complex="bold"/>
    </style:style>
    <style:style style:name="T16" style:family="text">
      <style:text-properties fo:font-weight="bold" officeooo:rsid="008b129a" style:font-weight-asian="bold" style:font-weight-complex="bold"/>
    </style:style>
    <style:style style:name="T17" style:family="text">
      <style:text-properties officeooo:rsid="001dd844" fo:background-color="transparent" loext:char-shading-value="0"/>
    </style:style>
    <style:style style:name="T18" style:family="text">
      <style:text-properties officeooo:rsid="001e41eb" fo:background-color="transparent" loext:char-shading-value="0"/>
    </style:style>
    <style:style style:name="T19" style:family="text">
      <style:text-properties officeooo:rsid="001f04cf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6b74b0" style:font-size-asian="12pt" style:font-weight-complex="bold"/>
    </style:style>
    <style:style style:name="T22" style:family="text">
      <style:text-properties fo:font-size="12pt" officeooo:rsid="008b129a" style:font-size-asian="12pt" style:font-weight-complex="bold"/>
    </style:style>
    <style:style style:name="T23" style:family="text">
      <style:text-properties fo:font-size="12pt" officeooo:rsid="009c85ec" style:font-size-asian="12pt"/>
    </style:style>
    <style:style style:name="T24" style:family="text">
      <style:text-properties officeooo:rsid="003a8740"/>
    </style:style>
    <style:style style:name="T25" style:family="text">
      <style:text-properties officeooo:rsid="001e41eb"/>
    </style:style>
    <style:style style:name="T26" style:family="text">
      <style:text-properties officeooo:rsid="0040b739"/>
    </style:style>
    <style:style style:name="T27" style:family="text">
      <style:text-properties style:font-name="ArialMT" fo:font-size="12pt" style:font-size-asian="12pt"/>
    </style:style>
    <style:style style:name="T28" style:family="text">
      <style:text-properties style:font-name="ArialMT" fo:font-size="12pt" officeooo:rsid="00438eb7" style:font-size-asian="12pt"/>
    </style:style>
    <style:style style:name="T29" style:family="text">
      <style:text-properties style:font-name="ArialMT" fo:font-size="12pt" officeooo:rsid="00480f2e" style:font-size-asian="12pt"/>
    </style:style>
    <style:style style:name="T30" style:family="text">
      <style:text-properties style:font-name="ArialMT" fo:font-size="12pt" officeooo:rsid="00a58371" style:font-size-asian="12pt"/>
    </style:style>
    <style:style style:name="T31" style:family="text">
      <style:text-properties officeooo:rsid="0049c1b3"/>
    </style:style>
    <style:style style:name="T32" style:family="text">
      <style:text-properties officeooo:rsid="004bd97a"/>
    </style:style>
    <style:style style:name="T33" style:family="text">
      <style:text-properties officeooo:rsid="00514873"/>
    </style:style>
    <style:style style:name="T34" style:family="text">
      <style:text-properties officeooo:rsid="0053fa42"/>
    </style:style>
    <style:style style:name="T35" style:family="text">
      <style:text-properties officeooo:rsid="0057401d"/>
    </style:style>
    <style:style style:name="T36" style:family="text">
      <style:text-properties officeooo:rsid="005cb616"/>
    </style:style>
    <style:style style:name="T37" style:family="text">
      <style:text-properties fo:color="#ff00ff" officeooo:rsid="001f04cf"/>
    </style:style>
    <style:style style:name="T38" style:family="text">
      <style:text-properties fo:color="#ff00ff" officeooo:rsid="00642201"/>
    </style:style>
    <style:style style:name="T39" style:family="text">
      <style:text-properties fo:color="#ff00ff" officeooo:rsid="0066aeda"/>
    </style:style>
    <style:style style:name="T40" style:family="text">
      <style:text-properties fo:color="#ff00ff" officeooo:rsid="007676d0"/>
    </style:style>
    <style:style style:name="T41" style:family="text">
      <style:text-properties fo:color="#ff00ff" officeooo:rsid="00874867"/>
    </style:style>
    <style:style style:name="T42" style:family="text">
      <style:text-properties officeooo:rsid="006339d8"/>
    </style:style>
    <style:style style:name="T43" style:family="text">
      <style:text-properties officeooo:rsid="00642201"/>
    </style:style>
    <style:style style:name="T44" style:family="text">
      <style:text-properties officeooo:rsid="00686bc5"/>
    </style:style>
    <style:style style:name="T45" style:family="text">
      <style:text-properties fo:color="#ff00cc" officeooo:rsid="00686bc5"/>
    </style:style>
    <style:style style:name="T46" style:family="text">
      <style:text-properties fo:color="#ff00cc" fo:font-size="12pt" officeooo:rsid="006b74b0" style:font-size-asian="12pt" style:font-weight-complex="bold"/>
    </style:style>
    <style:style style:name="T47" style:family="text">
      <style:text-properties fo:color="#ff00cc" fo:font-size="12pt" officeooo:rsid="008b129a" style:font-size-asian="12pt" style:font-weight-complex="bold"/>
    </style:style>
    <style:style style:name="T48" style:family="text">
      <style:text-properties fo:color="#ff00cc" officeooo:rsid="00874867"/>
    </style:style>
    <style:style style:name="T49" style:family="text">
      <style:text-properties officeooo:rsid="007676d0"/>
    </style:style>
    <style:style style:name="T50" style:family="text">
      <style:text-properties officeooo:rsid="00861513" style:font-weight-complex="bold"/>
    </style:style>
    <style:style style:name="T51" style:family="text">
      <style:text-properties officeooo:rsid="00180fc1" style:font-weight-complex="bold"/>
    </style:style>
    <style:style style:name="T52" style:family="text">
      <style:text-properties officeooo:rsid="0086d55e"/>
    </style:style>
    <style:style style:name="T53" style:family="text">
      <style:text-properties officeooo:rsid="00874867"/>
    </style:style>
    <style:style style:name="T54" style:family="text">
      <style:text-properties officeooo:rsid="0088426f"/>
    </style:style>
    <style:style style:name="T55" style:family="text">
      <style:text-properties officeooo:rsid="008b129a"/>
    </style:style>
    <style:style style:name="T56" style:family="text">
      <style:text-properties officeooo:rsid="00904ce6"/>
    </style:style>
    <style:style style:name="T57" style:family="text">
      <style:text-properties officeooo:rsid="009221af"/>
    </style:style>
    <style:style style:name="T58" style:family="text">
      <style:text-properties officeooo:rsid="00965324"/>
    </style:style>
    <style:style style:name="T59" style:family="text">
      <style:text-properties officeooo:rsid="00a29544"/>
    </style:style>
    <style:style style:name="T60" style:family="text">
      <style:text-properties officeooo:rsid="00a3b616"/>
    </style:style>
    <style:style style:name="T61" style:family="text">
      <style:text-properties officeooo:rsid="00a802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MODELO DE DOCUMENTO VISÃO - VERSÃO 1.<text:span text:style-name="T58">0</text:span></text:p>
      <text:p text:style-name="P69"/>
      <text:p text:style-name="P58">Nome do projeto: <text:span text:style-name="T3">Integração contábil</text:span></text:p>
      <text:p text:style-name="P58">Equipe: <text:span text:style-name="T50">5</text:span><text:span text:style-name="T51">º</text:span><text:span text:style-name="T2"> período </text:span><text:span text:style-name="T1">TADS</text:span></text:p>
      <text:p text:style-name="P67">Alunos: <text:span text:style-name="T1">Josias fonseca, kelvyn borba, matheus henrique</text:span></text:p>
      <text:p text:style-name="P67"/>
      <text:p text:style-name="P63"><text:span text:style-name="T6">ESCOPO DO SISTEMA </text:span><text:span text:style-name="T11">de </text:span><text:span text:style-name="T12">integração contábil</text:span></text:p>
      <text:p text:style-name="P64"/>
      <text:p text:style-name="P71"><text:span text:style-name="T20"><text:tab/><text:tab/></text:span><text:span text:style-name="T23">R</text:span><text:span text:style-name="T13">equisitos Funcionais</text:span></text:p>
      <text:p text:style-name="P59"/>
      <table:table table:name="ReqFuncionais" table:style-name="ReqFuncionais">
        <table:table-column table:style-name="ReqFuncionais.A"/>
        <table:table-column table:style-name="ReqFuncionais.B"/>
        <table:table-row>
          <table:table-cell table:style-name="ReqFuncionais.A1" office:value-type="string">
            <text:p text:style-name="P36">Código do Requisito</text:p>
          </table:table-cell>
          <table:table-cell table:style-name="ReqFuncionais.B1" office:value-type="string">
            <text:p text:style-name="P36">Descrição</text:p>
          </table:table-cell>
        </table:table-row>
        <table:table-row>
          <table:table-cell table:style-name="ReqFuncionais.A2" office:value-type="string">
            <text:p text:style-name="P1">RF 01</text:p>
          </table:table-cell>
          <table:table-cell table:style-name="ReqFuncionais.B2" office:value-type="string">
            <text:p text:style-name="P5">O sistema deve permitir que os <text:span text:style-name="T14">usuários</text:span> sejam mantidos. Será possível criar <text:span text:style-name="T52">dois(2)</text:span> tipos de usuário: <text:span text:style-name="T54">Gerente e Funcionário</text:span>. Os dados dos usuários são: identificador único, tipo de <text:span text:style-name="T54">usuário</text:span>, nome completo, <text:span text:style-name="T52">login</text:span>, senha,<text:span text:style-name="T18"> </text:span><text:span text:style-name="T17">situação (ativo, inativo)</text:span>. <text:span text:style-name="T19">Os usuários se autenticarão no sistema por meio de login e senha. &gt;&gt; </text:span><text:span text:style-name="T37">UC 01 – Manter Usuários. </text:span><text:span text:style-name="T39">&gt;&gt; Com especialização de casos de uso.</text:span></text:p>
          </table:table-cell>
        </table:table-row>
        <table:table-row>
          <table:table-cell table:style-name="ReqFuncionais.A2" office:value-type="string">
            <text:p text:style-name="P6">RF 02</text:p>
          </table:table-cell>
          <table:table-cell table:style-name="ReqFuncionais.B2" office:value-type="string">
            <text:p text:style-name="P7">O sistema deve permitir que os usuários (<text:span text:style-name="T54">Gerente e Funcionário</text:span>) gerenciem <text:span text:style-name="T4">as</text:span><text:span text:style-name="T15"> empresas</text:span> no sistema. Um<text:span text:style-name="T53">a empresa </text:span>possui: identificador único, <text:span text:style-name="T53">nome</text:span>, <text:span text:style-name="T53">cnpj</text:span>, <text:span text:style-name="T53">usuário</text:span> <text:span text:style-name="T43">&gt;&gt; </text:span><text:span text:style-name="T38">UC 02 - <text:s text:c="2"/>Manter </text:span><text:span text:style-name="T41">Empresas</text:span></text:p>
          </table:table-cell>
        </table:table-row>
        <table:table-row>
          <table:table-cell table:style-name="ReqFuncionais.A2" office:value-type="string">
            <text:p text:style-name="P34">RF 03 </text:p>
          </table:table-cell>
          <table:table-cell table:style-name="ReqFuncionais.B2" office:value-type="string">
            <text:p text:style-name="P35">O sistema deve permitir que os <text:span text:style-name="T14">usuários</text:span> <text:span text:style-name="T49">gerenciem seus acessos </text:span>por meio de login e senha. <text:span text:style-name="T43">&gt;&gt; </text:span><text:span text:style-name="T38">UC 03 – </text:span><text:span text:style-name="T40">Gerenciar Acesso</text:span></text:p>
          </table:table-cell>
        </table:table-row>
        <table:table-row>
          <table:table-cell table:style-name="ReqFuncionais.A2" office:value-type="string">
            <text:p text:style-name="P9">RF 0<text:span text:style-name="T42">4</text:span></text:p>
          </table:table-cell>
          <table:table-cell table:style-name="ReqFuncionais.B2" office:value-type="string">
            <text:p text:style-name="P7">O sistema deve permitir que os <text:span text:style-name="T1">usuários</text:span> mantenham <text:span text:style-name="T4">os </text:span><text:span text:style-name="T15">controles</text:span> no sistema. Um <text:span text:style-name="T53">controle contábil é composto por</text:span>: identificador único, <text:span text:style-name="T53">identificador da empresa, ano, e <text:s/>todos os meses (jan, fev, mar, abr, mai, jun, jul, ago, set, out, nov, dez)</text:span>. <text:s/><text:span text:style-name="T44">&gt;&gt; </text:span><text:span text:style-name="T45">UC 04 – Manter </text:span><text:span text:style-name="T48">os Controles Contábeis</text:span></text:p>
          </table:table-cell>
        </table:table-row>
        <table:table-row>
          <table:table-cell table:style-name="ReqFuncionais.A2" office:value-type="string">
            <text:p text:style-name="P9">RF 0<text:span text:style-name="T42">5</text:span></text:p>
          </table:table-cell>
          <table:table-cell table:style-name="ReqFuncionais.B2" office:value-type="string">
            <text:p text:style-name="P8">O <text:span text:style-name="T54">usuários </text:span>podem manter <text:span text:style-name="T16">observações</text:span> no sistema. Uma <text:span text:style-name="T55">observação</text:span> possui os seguintes dados: <text:span text:style-name="T5">código</text:span><text:span text:style-name="T7"> de identificação, </text:span><text:span text:style-name="T22">obervação, mês de referência, identificador do controle</text:span><text:span text:style-name="T8">. </text:span><text:span text:style-name="T21">&gt;&gt; </text:span><text:span text:style-name="T46">UC 05 – Manter </text:span><text:span text:style-name="T47">Observação</text:span></text:p>
          </table:table-cell>
        </table:table-row>
        <table:table-row>
          <table:table-cell table:style-name="ReqFuncionais.A2" office:value-type="string">
            <text:p text:style-name="P72">RF 06</text:p>
          </table:table-cell>
          <table:table-cell table:style-name="ReqFuncionais.B2" office:value-type="string">
            <text:p text:style-name="P75">O sistema deve permitir que os dados de pagamentos e recebimentos convertidos fiquem gravados com os seguintes dados: data, conta credito, conta debito, valor, histórico, lote.</text:p>
          </table:table-cell>
        </table:table-row>
        <table:table-row>
          <table:table-cell table:style-name="ReqFuncionais.A2" office:value-type="string">
            <text:p text:style-name="P76">RF 07</text:p>
          </table:table-cell>
          <table:table-cell table:style-name="ReqFuncionais.B2" office:value-type="string">
            <text:p text:style-name="P77">O sistema deve manter o <text:span text:style-name="T14">plano de contas </text:span><text:span text:style-name="T1">com os seguintes dados: código da conta, descrição, razão social, cnpj, conta contábil. </text:span></text:p>
          </table:table-cell>
        </table:table-row>
        <table:table-row>
          <table:table-cell table:style-name="ReqFuncionais.A2" office:value-type="string">
            <text:p text:style-name="P78">RF 08</text:p>
          </table:table-cell>
          <table:table-cell table:style-name="ReqFuncionais.B2" office:value-type="string">
            <text:p text:style-name="P77"/>
          </table:table-cell>
        </table:table-row>
      </table:table>
      <text:p text:style-name="P59"/>
      <text:p text:style-name="P60"/>
      <text:p text:style-name="P60"/>
      <text:p text:style-name="P65">Regras de Negócio</text:p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7">Código <text:span text:style-name="T24">da Regra de Negócio</text:span></text:p>
          </table:table-cell>
          <table:table-cell table:style-name="Tabela1.A1" office:value-type="string">
            <text:p text:style-name="P39">Código do(s) RF</text:p>
          </table:table-cell>
          <table:table-cell table:style-name="Tabela1.C1" office:value-type="string">
            <text:p text:style-name="P37">Descrição</text:p>
          </table:table-cell>
        </table:table-row>
        <table:table-row>
          <table:table-cell table:style-name="Tabela1.A2" office:value-type="string">
            <text:p text:style-name="P2">R<text:span text:style-name="T24">N</text:span> 01</text:p>
          </table:table-cell>
          <table:table-cell table:style-name="Tabela1.A2" office:value-type="string">
            <text:p text:style-name="P10">RF01</text:p>
          </table:table-cell>
          <table:table-cell table:style-name="Tabela1.C2" office:value-type="string">
            <text:p text:style-name="P40">O <text:span text:style-name="T59">Gerente</text:span> será fixo no sistema, cadastrado <text:span text:style-name="T25">previamente</text:span>. O <text:span text:style-name="T59">Gerente</text:span> cadastrará os <text:span text:style-name="T60">Funcionários.</text:span></text:p>
          </table:table-cell>
        </table:table-row>
        <table:table-row>
          <table:table-cell table:style-name="Tabela1.A2" office:value-type="string">
            <text:p text:style-name="P11">RN 02</text:p>
          </table:table-cell>
          <table:table-cell table:style-name="Tabela1.A2" office:value-type="string">
            <text:p text:style-name="P12">RF 02</text:p>
          </table:table-cell>
          <table:table-cell table:style-name="Tabela1.C2" office:value-type="string">
            <text:p text:style-name="P41"><text:span text:style-name="T26">Não deve ser registrado no sistema duas empresas com o mesmo </text:span><text:span text:style-name="T28">CNPJ </text:span><text:span text:style-name="T30">ou empresas sem CNPJ</text:span><text:span text:style-name="T26">.</text:span></text:p>
          </table:table-cell>
        </table:table-row>
        <table:table-row>
          <table:table-cell table:style-name="Tabela1.A2" office:value-type="string">
            <text:p text:style-name="P13">RN 03</text:p>
          </table:table-cell>
          <table:table-cell table:style-name="Tabela1.A2" office:value-type="string">
            <text:p text:style-name="P13">RF 0<text:span text:style-name="T42">4</text:span></text:p>
          </table:table-cell>
          <table:table-cell table:style-name="Tabela1.C2" office:value-type="string">
            <text:p text:style-name="P80"><text:span text:style-name="T61">Cada empresa deve ter no máximo 1 controle por ano.</text:span></text:p>
          </table:table-cell>
        </table:table-row>
        <table:table-row>
          <table:table-cell table:style-name="Tabela1.A2" office:value-type="string">
            <text:p text:style-name="P14">RN 04</text:p>
          </table:table-cell>
          <table:table-cell table:style-name="Tabela1.A2" office:value-type="string">
            <text:p text:style-name="P15">RF 0<text:span text:style-name="T42">5</text:span></text:p>
          </table:table-cell>
          <table:table-cell table:style-name="Tabela1.C2" office:value-type="string">
            <text:p text:style-name="P57"><text:span text:style-name="T9">Não deve ser registrado no sistema duas </text:span><text:span text:style-name="T10">bicicletas</text:span><text:span text:style-name="T9"> com o mesmo </text:span><text:span text:style-name="T27">número de identificação</text:span><text:span text:style-name="T9">.</text:span></text:p>
          </table:table-cell>
        </table:table-row>
      </table:table>
      <text:p text:style-name="P61"/>
      <text:p text:style-name="P68">Requisitos não Funcionais Tecnológicos</text:p>
      <text:p text:style-name="P62"/>
      <text:p text:style-name="P6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Código <text:span text:style-name="T35">RNFT</text:span></text:p>
          </table:table-cell>
          <table:table-cell table:style-name="Tabela2.B1" office:value-type="string">
            <text:p text:style-name="P38">Descrição</text:p>
          </table:table-cell>
        </table:table-row>
        <table:table-row>
          <table:table-cell table:style-name="Tabela2.A2" office:value-type="string">
            <text:p text:style-name="P3">R<text:span text:style-name="T35">NFT 01</text:span></text:p>
          </table:table-cell>
          <table:table-cell table:style-name="Tabela2.B2" office:value-type="string">
            <text:p text:style-name="P29">O sistema deve ser construído na língua de programação <text:span text:style-name="T56">PHP versão 7 para back-end e JavaScript o Front-end.</text:span></text:p>
          </table:table-cell>
        </table:table-row>
        <table:table-row>
          <table:table-cell table:style-name="Tabela2.A2" office:value-type="string">
            <text:p text:style-name="P4">R<text:span text:style-name="T35">NFT 02</text:span></text:p>
          </table:table-cell>
          <table:table-cell table:style-name="Tabela2.B2" office:value-type="string">
            <text:p text:style-name="P29">O sistema deve usar o banco de dados <text:span text:style-name="T57">MySQL MariaDB</text:span>, versão <text:span text:style-name="T57">10.4</text:span>.</text:p>
          </table:table-cell>
        </table:table-row>
        <table:table-row>
          <table:table-cell table:style-name="Tabela2.A2" office:value-type="string">
            <text:p text:style-name="P30">RNFT 03</text:p>
          </table:table-cell>
          <table:table-cell table:style-name="Tabela2.B2" office:value-type="string">
            <text:p text:style-name="P32">O sistema deve apresentar documentação técnica com diagramas em UML.</text:p>
          </table:table-cell>
        </table:table-row>
        <table:table-row>
          <table:table-cell table:style-name="Tabela2.A2" office:value-type="string">
            <text:p text:style-name="P31">RNFT 0<text:span text:style-name="T36">4</text:span></text:p>
          </table:table-cell>
          <table:table-cell table:style-name="Tabela2.B2" office:value-type="string">
            <text:p text:style-name="P33">O sistema deve ser programado seguindo os padrões MVC e DAO.</text:p>
          </table:table-cell>
        </table:table-row>
        <table:table-row>
          <table:table-cell table:style-name="Tabela2.A2" office:value-type="string">
            <text:p text:style-name="P73">RNFT 05</text:p>
          </table:table-cell>
          <table:table-cell table:style-name="Tabela2.B2" office:value-type="string">
            <text:p text:style-name="P74">Será usado o Framework Laravel versão 5.4 para o PHP e A<text:span text:style-name="T56">ngular versão 7 para </text:span>o Front-end.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29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0:55:16.897000000</meta:creation-date>
    <dc:date>2020-02-19T20:05:41.443960859</dc:date>
    <meta:editing-duration>PT14H42M57S</meta:editing-duration>
    <meta:editing-cycles>108</meta:editing-cycles>
    <meta:generator>LibreOffice/6.0.7.3$Linux_X86_64 LibreOffice_project/00m0$Build-3</meta:generator>
    <meta:document-statistic meta:table-count="3" meta:image-count="0" meta:object-count="0" meta:page-count="2" meta:paragraph-count="52" meta:word-count="448" meta:character-count="2659" meta:non-whitespace-character-count="2251"/>
  </office:meta>
</office:document-meta>
</file>